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FF340DFE07EFE4DE.png" manifest:media-type="image/png"/>
  <manifest:file-entry manifest:full-path="Pictures/1000020100000320000002584DB050A9581158D1.png" manifest:media-type="image/png"/>
  <manifest:file-entry manifest:full-path="Pictures/100002010000032000000258632344B8793EE459.png" manifest:media-type="image/png"/>
  <manifest:file-entry manifest:full-path="Pictures/100002010000032000000258A03A7C40BCE71A81.png" manifest:media-type="image/png"/>
  <manifest:file-entry manifest:full-path="Pictures/100002010000032000000258F3BE530613B4BAC0.png" manifest:media-type="image/png"/>
  <manifest:file-entry manifest:full-path="Pictures/10000201000003200000025858023B00C8C8FEF3.png" manifest:media-type="image/png"/>
  <manifest:file-entry manifest:full-path="Pictures/1000000000000640000003844084AEA3BB8CEDD7.png" manifest:media-type="image/png"/>
  <manifest:file-entry manifest:full-path="Pictures/100002010000032000000258B395294E0B500E6B.png" manifest:media-type="image/png"/>
  <manifest:file-entry manifest:full-path="Pictures/100002010000032000000258D15EB42FB83B9CC2.png" manifest:media-type="image/png"/>
  <manifest:file-entry manifest:full-path="Pictures/100002010000032000000258CC18E884637D05DD.png" manifest:media-type="image/png"/>
  <manifest:file-entry manifest:full-path="Pictures/10000201000003200000025877785DC7A7995E28.png" manifest:media-type="image/png"/>
  <manifest:file-entry manifest:full-path="Pictures/100000000000064000000384C485B71AEBDBB9B7.png" manifest:media-type="image/png"/>
  <manifest:file-entry manifest:full-path="Pictures/1000000000000640000003846B6EE62FE3895E2A.png" manifest:media-type="image/png"/>
  <manifest:file-entry manifest:full-path="Pictures/100002010000032000000258424DA8ABB0ECB6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2" svg:font-family="'Noto Sans CJK TC Regular'" style:font-pitch="variable"/>
    <style:font-face style:name="heltivica1" svg:font-family="heltiv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heltivica" svg:font-family="heltivica" style:font-family-generic="roman" style:font-pitch="variable"/>
    <style:font-face style:name="Noto Sans CJK TC Regular1" svg:font-family="'Noto Sans CJK TC Regular'" style:font-family-generic="swiss" style:font-pitch="variable"/>
    <style:font-face style:name="AR PL UMing HK" svg:font-family="'AR PL UMing HK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dddddd" draw:textarea-horizontal-align="justify" draw:textarea-vertical-align="middle" draw:auto-grow-height="false" fo:min-height="9.755cm" fo:min-width="9.649cm"/>
    </style:style>
    <style:style style:name="gr2" style:family="graphic" style:parent-style-name="standard">
      <style:graphic-properties svg:stroke-color="#666666" draw:fill-color="#333333" draw:opacity="100%" draw:textarea-horizontal-align="justify" draw:textarea-vertical-align="middle" draw:auto-grow-height="false" fo:min-height="8.958cm" fo:min-width="8.8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>
      <style:graphic-properties style:protect="size"/>
    </style:style>
    <style:style style:name="gr6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3.982cm, 2.822cm, 2.896cm, 9.27cm)" draw:image-opacity="100%" style:mirror="none"/>
    </style:style>
    <style:style style:name="gr7" style:family="graphic" style:parent-style-name="standard">
      <style:graphic-properties draw:fill-color="#333333" draw:textarea-horizontal-align="justify" draw:textarea-vertical-align="middle" draw:auto-grow-height="false" fo:min-height="0.75cm" fo:min-width="2.7cm"/>
    </style:style>
    <style:style style:name="gr8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7cm" fo:min-width="1.31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7cm" fo:min-width="0.92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3cm" fo:min-width="1.625cm"/>
    </style:style>
    <style:style style:name="gr12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4.586cm, 2.484cm, 2.896cm, 9.609cm)" draw:image-opacity="100%" style:mirror="none"/>
    </style:style>
    <style:style style:name="gr1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6.098cm, 3.391cm, 5.92cm, 9.911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59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r1" style:family="presentation" style:parent-style-name="預設-notes">
      <style:graphic-properties draw:fill-color="#ffffff" draw:auto-grow-height="true" fo:min-height="13.364cm"/>
    </style:style>
    <style:style style:name="pr2" style:family="presentation" style:parent-style-name="預設-notes">
      <style:graphic-properties draw:fill-color="#ffffff" fo:min-height="13.36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333333" draw:opacity="10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fo:font-size="24pt" style:font-size-asian="24pt" style:font-size-complex="24pt"/>
    </style:style>
    <style:style style:name="P5" style:family="paragraph">
      <loext:graphic-properties draw:fill="none" draw:fill-color="#ffffff"/>
      <style:paragraph-properties fo:text-align="center"/>
      <style:text-properties fo:color="#ffffff" fo:font-size="18pt" style:font-size-asian="18pt" style:font-size-complex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333333"/>
      <style:paragraph-properties fo:text-align="center"/>
      <style:text-properties fo:color="#ffffff" fo:font-size="15pt" style:font-size-asian="15pt" style:font-size-complex="15pt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text-properties style:font-name="heltivica" fo:font-size="15pt" style:font-name-asian="heltivica1" style:font-size-asian="15pt" style:font-size-complex="15pt"/>
    </style:style>
    <style:style style:name="P11" style:family="paragraph">
      <loext:graphic-properties draw:fill-color="#ffffff"/>
      <style:text-properties style:font-size-asian="20pt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color="#ffffff" fo:font-size="18pt" style:font-size-asian="18pt" style:font-size-complex="18pt"/>
    </style:style>
    <style:style style:name="T3" style:family="text">
      <style:text-properties fo:color="#ffffff" fo:font-size="15pt" style:font-size-asian="15pt" style:font-size-complex="15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heltivica" fo:font-size="15pt" fo:font-style="normal" fo:text-shadow="none" style:text-underline-style="none" fo:font-weight="normal" style:letter-kerning="true" style:font-name-asian="heltivica1" style:font-size-asian="15pt" style:font-style-asian="normal" style:font-weight-asian="normal" style:font-name-complex="Noto Sans CJK TC Regular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office:forms form:automatic-focus="false" form:apply-design-mode="false"/>
        <draw:custom-shape draw:style-name="gr1" draw:text-style-name="P1" draw:layer="layout" svg:width="10.149cm" svg:height="10.005cm" draw:transform="rotate (0.785398163397448) translate (6.875cm 7.9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9.34cm" svg:height="9.208cm" draw:transform="skewX (-8.66132374415893E-017) rotate (0.785398163397448) translate (7.452cm 8.0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2.151cm" svg:height="2.139cm" svg:x="7.925cm" svg:y="6.886cm">
          <draw:text-box>
            <text:p text:style-name="P3"><text:span text:style-name="T1">Community detection </text:span></text:p>
          </draw:text-box>
        </draw:frame>
        <draw:frame draw:style-name="gr4" draw:text-style-name="P5" draw:layer="layout" svg:width="6.702cm" svg:height="1.673cm" svg:x="10.649cm" svg:y="8.2cm">
          <draw:text-box>
            <text:p text:style-name="P3"><text:span text:style-name="T2">電機四 陳璽文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draw:style-name="gr6" draw:text-style-name="P7" draw:layer="layout" svg:width="19.999cm" svg:height="11.199cm" svg:x="4.001cm" svg:y="2.276cm">
          <draw:image xlink:href="Pictures/1000000000000640000003844084AEA3BB8CEDD7.png" xlink:type="simple" xlink:show="embed" xlink:actuate="onLoad">
            <text:p/>
          </draw:image>
        </draw:frame>
        <draw:custom-shape draw:style-name="gr7" draw:text-style-name="P8" draw:layer="layout" svg:width="3.2cm" svg:height="1cm" svg:x="0cm" svg:y="1.6cm">
          <text:p text:style-name="P3"><text:span text:style-name="T3">3 methods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draw:style-name="gr8" draw:text-style-name="P7" draw:layer="layout" svg:width="8.825cm" svg:height="6.619cm" svg:x="9.588cm" svg:y="4.723cm">
          <draw:image xlink:href="Pictures/10000201000003200000025858023B00C8C8FEF3.png" xlink:type="simple" xlink:show="embed" xlink:actuate="onLoad">
            <text:p/>
          </draw:image>
        </draw:frame>
        <draw:frame draw:style-name="gr8" draw:text-style-name="P7" draw:layer="layout" svg:width="8.825cm" svg:height="6.619cm" svg:x="19.175cm" svg:y="4.63cm">
          <draw:image xlink:href="Pictures/100002010000032000000258A03A7C40BCE71A81.png" xlink:type="simple" xlink:show="embed" xlink:actuate="onLoad">
            <text:p/>
          </draw:image>
        </draw:frame>
        <draw:frame draw:style-name="gr9" draw:text-style-name="P9" draw:layer="layout" svg:width="2.764cm" svg:height="1.447cm" svg:x="3.236cm" svg:y="10.877cm">
          <draw:text-box>
            <text:p><text:span text:style-name="T4">combo</text:span></text:p>
          </draw:text-box>
        </draw:frame>
        <draw:frame draw:style-name="gr10" draw:text-style-name="P9" draw:layer="layout" svg:width="2.261cm" svg:height="1.447cm" svg:x="12.87cm" svg:y="10.877cm">
          <draw:text-box>
            <text:p><text:span text:style-name="T4">GNA</text:span></text:p>
          </draw:text-box>
        </draw:frame>
        <draw:frame draw:style-name="gr11" draw:text-style-name="P10" draw:layer="layout" svg:width="3.069cm" svg:height="1.843cm" svg:x="21.8cm" svg:y="10.709cm">
          <draw:text-box>
            <text:p><text:span text:style-name="T5">Louvain</text:span></text:p>
          </draw:text-box>
        </draw:frame>
        <draw:custom-shape draw:style-name="gr7" draw:text-style-name="P8" draw:layer="layout" svg:width="3.2cm" svg:height="1cm" svg:x="0cm" svg:y="1.6cm">
          <text:p text:style-name="P3"><text:span text:style-name="T3">netscien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8" draw:text-style-name="P7" draw:layer="layout" svg:width="8.633cm" svg:height="6.476cm" svg:x="0cm" svg:y="4.723cm">
          <draw:image xlink:href="Pictures/100002010000032000000258F3BE530613B4BAC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draw:style-name="gr8" draw:text-style-name="P7" draw:layer="layout" svg:width="8.765cm" svg:height="6.576cm" svg:x="9.618cm" svg:y="4.336cm">
          <draw:image xlink:href="Pictures/100002010000032000000258B395294E0B500E6B.png" xlink:type="simple" xlink:show="embed" xlink:actuate="onLoad">
            <text:p/>
          </draw:image>
        </draw:frame>
        <draw:frame draw:style-name="gr8" draw:text-style-name="P7" draw:layer="layout" svg:width="8.757cm" svg:height="6.576cm" svg:x="19.243cm" svg:y="4.336cm">
          <draw:image xlink:href="Pictures/100002010000032000000258D15EB42FB83B9CC2.png" xlink:type="simple" xlink:show="embed" xlink:actuate="onLoad">
            <text:p/>
          </draw:image>
        </draw:frame>
        <draw:frame draw:style-name="gr8" draw:text-style-name="P7" draw:layer="layout" svg:width="8.765cm" svg:height="6.576cm" svg:x="0cm" svg:y="4.336cm">
          <draw:image xlink:href="Pictures/10000201000003200000025877785DC7A7995E28.png" xlink:type="simple" xlink:show="embed" xlink:actuate="onLoad">
            <text:p/>
          </draw:image>
        </draw:frame>
        <draw:custom-shape draw:style-name="gr7" draw:text-style-name="P8" draw:layer="layout" svg:width="3.2cm" svg:height="1cm" svg:x="0cm" svg:y="1.6cm">
          <text:p text:style-name="P3"><text:span text:style-name="T3">Facebook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9" draw:text-style-name="P9" draw:layer="layout" svg:width="2.764cm" svg:height="1.447cm" svg:x="3.237cm" svg:y="10.878cm">
          <draw:text-box>
            <text:p><text:span text:style-name="T4">combo</text:span></text:p>
          </draw:text-box>
        </draw:frame>
        <draw:frame draw:style-name="gr10" draw:text-style-name="P9" draw:layer="layout" svg:width="2.261cm" svg:height="1.447cm" svg:x="12.871cm" svg:y="10.878cm">
          <draw:text-box>
            <text:p><text:span text:style-name="T4">GNA</text:span></text:p>
          </draw:text-box>
        </draw:frame>
        <draw:frame draw:style-name="gr11" draw:text-style-name="P10" draw:layer="layout" svg:width="3.069cm" svg:height="1.843cm" svg:x="21.801cm" svg:y="10.71cm">
          <draw:text-box>
            <text:p><text:span text:style-name="T5">Louvai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draw:style-name="gr12" draw:text-style-name="P7" draw:layer="layout" svg:width="19.999cm" svg:height="10.799cm" svg:x="4.001cm" svg:y="2.476cm">
          <draw:image xlink:href="Pictures/100000000000064000000384C485B71AEBDBB9B7.png" xlink:type="simple" xlink:show="embed" xlink:actuate="onLoad">
            <text:p/>
          </draw:image>
        </draw:frame>
        <draw:custom-shape draw:style-name="gr7" draw:text-style-name="P8" draw:layer="layout" svg:width="3.2cm" svg:height="1cm" svg:x="0cm" svg:y="1.6cm">
          <text:p text:style-name="P3"><text:span text:style-name="T3">scoring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custom-shape draw:style-name="gr7" draw:text-style-name="P8" draw:layer="layout" svg:width="3.2cm" svg:height="1cm" svg:x="0cm" svg:y="1.6cm">
          <text:p text:style-name="P3"><text:span text:style-name="T3">SBM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3" draw:text-style-name="P7" draw:layer="layout" svg:width="19.199cm" svg:height="7.799cm" svg:x="4.401cm" svg:y="3.976cm">
          <draw:image xlink:href="Pictures/1000000000000640000003846B6EE62FE3895E2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frame draw:style-name="gr8" draw:text-style-name="P7" draw:layer="layout" svg:width="9.919cm" svg:height="7.439cm" svg:x="14.7cm" svg:y="3.643cm">
          <draw:image xlink:href="Pictures/100002010000032000000258424DA8ABB0ECB6AD.png" xlink:type="simple" xlink:show="embed" xlink:actuate="onLoad">
            <text:p/>
          </draw:image>
        </draw:frame>
        <draw:frame draw:style-name="gr8" draw:text-style-name="P7" draw:layer="layout" svg:width="10.048cm" svg:height="7.536cm" svg:x="3.199cm" svg:y="3.707cm">
          <draw:image xlink:href="Pictures/100002010000032000000258F3BE530613B4BAC0.png" xlink:type="simple" xlink:show="embed" xlink:actuate="onLoad">
            <text:p/>
          </draw:image>
        </draw:frame>
        <draw:frame draw:style-name="gr14" draw:text-style-name="P9" draw:layer="layout" svg:width="2.098cm" svg:height="0.839cm" svg:x="7.2cm" svg:y="10.842cm">
          <draw:text-box>
            <text:p><text:span text:style-name="T4">combo</text:span></text:p>
          </draw:text-box>
        </draw:frame>
        <draw:frame draw:style-name="gr15" draw:text-style-name="P9" draw:layer="layout" svg:width="1.878cm" svg:height="0.962cm" svg:x="19.322cm" svg:y="10.78cm">
          <draw:text-box>
            <text:p><text:span text:style-name="T4">SBM</text:span></text:p>
          </draw:text-box>
        </draw:frame>
        <draw:custom-shape draw:style-name="gr7" draw:text-style-name="P8" draw:layer="layout" svg:width="3.2cm" svg:height="1cm" svg:x="0cm" svg:y="1.6cm">
          <text:p text:style-name="P3"><text:span text:style-name="T3">netscience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draw:frame draw:style-name="gr8" draw:text-style-name="P7" draw:layer="layout" svg:width="10.12cm" svg:height="7.6cm" svg:x="3.471cm" svg:y="3.643cm">
          <draw:image xlink:href="Pictures/1000020100000320000002584DB050A9581158D1.png" xlink:type="simple" xlink:show="embed" xlink:actuate="onLoad">
            <text:p/>
          </draw:image>
        </draw:frame>
        <draw:frame draw:style-name="gr8" draw:text-style-name="P7" draw:layer="layout" svg:width="10.12cm" svg:height="7.6cm" svg:x="14.635cm" svg:y="3.643cm">
          <draw:image xlink:href="Pictures/100002010000032000000258FF340DFE07EFE4DE.png" xlink:type="simple" xlink:show="embed" xlink:actuate="onLoad">
            <text:p/>
          </draw:image>
        </draw:frame>
        <draw:frame draw:style-name="gr14" draw:text-style-name="P9" draw:layer="layout" svg:width="2.098cm" svg:height="0.839cm" svg:x="7.2cm" svg:y="10.842cm">
          <draw:text-box>
            <text:p><text:span text:style-name="T4">combo</text:span></text:p>
          </draw:text-box>
        </draw:frame>
        <draw:frame draw:style-name="gr15" draw:text-style-name="P9" draw:layer="layout" svg:width="1.878cm" svg:height="0.962cm" svg:x="19.322cm" svg:y="10.78cm">
          <draw:text-box>
            <text:p><text:span text:style-name="T4">SBM</text:span></text:p>
          </draw:text-box>
        </draw:frame>
        <draw:custom-shape draw:style-name="gr7" draw:text-style-name="P8" draw:layer="layout" svg:width="3.2cm" svg:height="1cm" svg:x="0cm" svg:y="1.6cm">
          <text:p text:style-name="P3"><text:span text:style-name="T3">Lesmis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draw:frame draw:style-name="gr8" draw:text-style-name="P7" draw:layer="layout" svg:width="10.13cm" svg:height="7.6cm" svg:x="3.461cm" svg:y="3.643cm">
          <draw:image xlink:href="Pictures/100002010000032000000258CC18E884637D05DD.png" xlink:type="simple" xlink:show="embed" xlink:actuate="onLoad">
            <text:p/>
          </draw:image>
        </draw:frame>
        <draw:frame draw:style-name="gr8" draw:text-style-name="P7" draw:layer="layout" svg:width="10.13cm" svg:height="7.6cm" svg:x="14.625cm" svg:y="3.643cm">
          <draw:image xlink:href="Pictures/100002010000032000000258632344B8793EE459.png" xlink:type="simple" xlink:show="embed" xlink:actuate="onLoad">
            <text:p/>
          </draw:image>
        </draw:frame>
        <draw:frame draw:style-name="gr14" draw:text-style-name="P9" draw:layer="layout" svg:width="2.098cm" svg:height="0.839cm" svg:x="7.2cm" svg:y="10.842cm">
          <draw:text-box>
            <text:p><text:span text:style-name="T4">combo</text:span></text:p>
          </draw:text-box>
        </draw:frame>
        <draw:frame draw:style-name="gr15" draw:text-style-name="P9" draw:layer="layout" svg:width="1.878cm" svg:height="0.962cm" svg:x="19.322cm" svg:y="10.78cm">
          <draw:text-box>
            <text:p><text:span text:style-name="T4">SBM</text:span></text:p>
          </draw:text-box>
        </draw:frame>
        <draw:custom-shape draw:style-name="gr7" draw:text-style-name="P8" draw:layer="layout" svg:width="3.2cm" svg:height="1cm" svg:x="0cm" svg:y="1.6cm">
          <text:p text:style-name="P3"><text:span text:style-name="T3">Polbook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2" svg:font-family="'Noto Sans CJK TC Regular'" style:font-pitch="variable"/>
    <style:font-face style:name="heltivica1" svg:font-family="heltiv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heltivica" svg:font-family="heltivica" style:font-family-generic="roman" style:font-pitch="variable"/>
    <style:font-face style:name="Noto Sans CJK TC Regular1" svg:font-family="'Noto Sans CJK TC Regular'" style:font-family-generic="swiss" style:font-pitch="variable"/>
    <style:font-face style:name="AR PL UMing HK" svg:font-family="'AR PL UMing HK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HK" style:font-size-asian="24pt" style:language-asian="zh" style:country-asian="HK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 Regular" style:font-family-asian="'Noto Sans CJK TC Regular'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Noto Sans CJK TC Regular1" style:font-family-asian="'Noto Sans CJK TC Regular'" style:font-family-generic-asian="swiss" style:font-pitch-asian="variable" style:font-size-asian="12pt" style:language-asian="hi" style:country-asian="IN"/>
    </style:style>
    <style:style style:name="訪問過的網際網路連結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網際網路連結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表格標題" style:family="graphic">
      <style:paragraph-properties fo:text-align="center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fo:font-weight="bold" style:font-name-asian="Noto Sans CJK TC Regular1" style:font-family-asian="'Noto Sans CJK TC Regular'" style:font-family-generic-asian="swiss" style:font-pitch-asian="variable" style:font-size-asian="12pt" style:language-asian="hi" style:country-asian="IN" style:font-weight-asian="bold" style:font-weight-complex="bold"/>
    </style:style>
    <style:style style:name="表格內容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Noto Sans CJK TC Regular1" style:font-family-asian="'Noto Sans CJK TC Regular'" style:font-family-generic-asian="swiss" style:font-pitch-asian="variable" style:font-size-asian="12pt" style:language-asian="hi" style:country-asian="IN"/>
    </style:style>
    <style:style style:name="索引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Noto Sans CJK TC Regular1" style:font-family-asian="'Noto Sans CJK TC Regular'" style:font-family-generic-asian="swiss" style:font-pitch-asian="variable" style:font-size-asian="12pt" style:language-asian="hi" style:country-asian="IN"/>
    </style:style>
    <style:style style:name="圖表標示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fo:font-style="italic" style:font-name-asian="Noto Sans CJK TC Regular1" style:font-family-asian="'Noto Sans CJK TC Regular'" style:font-family-generic-asian="swiss" style:font-pitch-asian="variable" style:font-size-asian="12pt" style:language-asian="hi" style:country-asian="IN" style:font-style-asian="italic" style:font-style-complex="italic"/>
    </style:style>
    <style:style style:name="清單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Noto Sans CJK TC Regular1" style:font-family-asian="'Noto Sans CJK TC Regular'" style:font-family-generic-asian="swiss" style:font-pitch-asian="variable" style:font-size-asian="12pt" style:language-asian="hi" style:country-asian="IN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298cm" fo:margin-bottom="0cm" fo:text-indent="0cm"/>
      <style:text-properties fo:font-size="21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預設" style:page-layout-name="PM1" draw:style-name="Mdp1">
      <draw:frame presentation:style-name="預設-title" draw:layer="backgroundobjects" svg:width="25.199cm" svg:height="2.63cm" svg:x="1.4cm" svg:y="0.627cm" presentation:class="title" presentation:placeholder="true">
        <draw:text-box/>
      </draw:frame>
      <draw:frame presentation:style-name="預設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2T16:02:42.440725380</meta:creation-date>
    <meta:editing-duration>PT54S</meta:editing-duration>
    <meta:editing-cycles>3</meta:editing-cycles>
    <meta:generator>LibreOffice/5.1.6.2$Linux_X86_64 LibreOffice_project/10m0$Build-2</meta:generator>
    <dc:date>2017-05-02T16:50:07.102624649</dc:date>
    <meta:document-statistic meta:object-count="78"/>
  </office:meta>
</office:document-meta>
</file>